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887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79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#REF!))=0)" style:apply-style-name="Excel_5f_CondFormat_5f_1_5f_3_5f_1_20_3" style:base-cell-address="Parameter.C1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41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5"/>
          <table:covered-table-cell table:style-name="ce32"/>
          <table:covered-table-cell table:number-columns-repeated="3" table:style-name="ce38"/>
          <table:covered-table-cell table:number-columns-repeated="2" table:style-name="ce41"/>
          <table:covered-table-cell table:style-name="ce5"/>
          <table:table-cell table:style-name="ce41" table:number-columns-repeated="1010"/>
          <table:table-cell table:number-columns-repeated="5"/>
        </table:table-row>
        <table:table-row table:style-name="ro2">
          <table:table-cell table:style-name="ce5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3">
          <table:table-cell table:style-name="ce5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Arduino/RoomLight_DaylightSimulation/src/Datastore/" calcext:value-type="string">
            <text:p>file:///C:/SwProjects/Arduino/RoomLight_DaylightSimulation/src/Datastore/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Arduino/RoomLight_DaylightSimulation/src/Datastore/" calcext:value-type="string">
            <text:p>file:///C:/SwProjects/Arduino/RoomLight_DaylightSimulation/src/Datastore/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/>
          <table:table-cell table:style-name="ce17"/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5">
          <table:table-cell table:style-name="ce5" table:number-columns-repeated="2"/>
          <table:table-cell table:style-name="ce32"/>
          <table:table-cell table:style-name="ce38" table:number-columns-repeated="3"/>
          <table:table-cell table:style-name="ce41"/>
          <table:table-cell table:style-name="ce41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3" office:value-type="string" calcext:value-type="string">
            <text:p>Default</text:p>
          </table:table-cell>
          <table:table-cell table:style-name="ce30" office:value-type="string" calcext:value-type="string" table:number-columns-spanned="2" table:number-rows-spanned="1">
            <text:p>Gültiger Wertebereich</text:p>
          </table:table-cell>
          <table:covered-table-cell table:style-name="ce33"/>
          <table:table-cell table:style-name="ce33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33" office:value-type="string" calcext:value-type="string">
            <text:p>min.</text:p>
          </table:table-cell>
          <table:table-cell table:style-name="ce33" office:value-type="string" calcext:value-type="string">
            <text:p>max.</text:p>
          </table:table-cell>
          <table:table-cell table:style-name="ce31" table:formula="of:=SUM([.F10:.F204])" office:value-type="float" office:value="38" calcext:value-type="float">
            <text:p>38</text:p>
          </table:table-cell>
          <table:table-cell table:style-name="ce4" table:number-columns-repeated="3"/>
          <table:table-cell table:number-columns-repeated="1015"/>
        </table:table-row>
        <table:table-row table:style-name="ro7">
          <table:table-cell table:style-name="ce6" office:value-type="string" calcext:value-type="string">
            <text:p>SceneID</text:p>
          </table:table-cell>
          <table:table-cell table:style-name="ce18"/>
          <table:table-cell table:style-name="ce7" office:value-type="string" calcext:value-type="string">
            <text:p>(uint32_t)RoomLightHdl::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RoomLightHdl::SceneID::Nof - 1) 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6" office:value-type="string" calcext:value-type="string">
            <text:p>SceneDay_Brightness</text:p>
          </table:table-cell>
          <table:table-cell table:style-name="ce18"/>
          <table:table-cell table:style-name="ce25" office:value-type="string" calcext:value-type="string">
            <text:p>LightScene_Day::BRIGHTNESS_Default </text:p>
          </table:table-cell>
          <table:table-cell table:style-name="ce25" office:value-type="string" calcext:value-type="string">
            <text:p>LightScene_Day::BRIGHTNESS_Min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Disco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1]+[.F11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2]+[.F12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MoBa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3]+[.F13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Brightness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4]+[.F14]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LightOn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5]+[.F15]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7" office:value-type="string" calcext:value-type="string">
            <text:p>SceneNight_Brightness</text:p>
          </table:table-cell>
          <table:table-cell table:style-name="ce18"/>
          <table:table-cell table:style-name="ce25" office:value-type="string" calcext:value-type="string">
            <text:p>LightScene_Night::BRIGHTNESS_Default </text:p>
          </table:table-cell>
          <table:table-cell table:style-name="ce25" office:value-type="string" calcext:value-type="string">
            <text:p>LightScene_Night::BRIGHTNESS_Min</text:p>
          </table:table-cell>
          <table:table-cell table:style-name="ce25" office:value-type="string" calcext:value-type="string">
            <text:p>LightScene_Night::BRIGHTNESS_Max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6]+[.F16]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7]+[.F17]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OfficeTable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8]+[.F18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Rainbow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9]+[.F19]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0]+[.F20]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1]+[.F21]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2]+[.F22]" office:value-type="float" office:value="25" calcext:value-type="float">
            <text:p>2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e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3]+[.F23]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4]+[.F24]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e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5]+[.F25]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style-name="ce6" office:value-type="string" calcext:value-type="string">
            <text:p>Sbf_SceneID</text:p>
          </table:table-cell>
          <table:table-cell table:style-name="ce18"/>
          <table:table-cell table:style-name="ce7" office:value-type="string" calcext:value-type="string">
            <text:p>(uint32_t)SimpleLedStripHdl::SceneID::Off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<text:span text:style-name="T1">((uint32_t)SimpleLedStripHdl::</text:span>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6]+[.F26]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style-name="ce6" office:value-type="string" calcext:value-type="string">
            <text:p>Sbf_Brightness</text:p>
          </table:table-cell>
          <table:table-cell table:style-name="ce18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7]+[.F27]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Color</text:p>
          </table:table-cell>
          <table:table-cell table:style-name="ce18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FFFF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[.G28]+[.F28]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White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9]+[.F29]" office:value-type="float" office:value="36" calcext:value-type="float">
            <text:p>3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ce18"/>
          <table:table-cell table:style-name="ce7"/>
          <table:table-cell table:style-name="ce24" table:number-columns-repeated="5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meter.F10:Parameter.H11 Parameter.D10:Parameter.D10 Parameter.C25:Parameter.C25 Parameter.C23:Parameter.C23 Parameter.F19:Parameter.F19 Parameter.F16:Parameter.F17 Parameter.F14:Parameter.F14 Parameter.G12:Parameter.H127 Parameter.C28:Parameter.C28 Parameter.D23:Parameter.D28 Parameter.F22:Parameter.F127 Parameter.D30:Parameter.E127 Parameter.C30:Parameter.C30 Parameter.C32:Parameter.C127">
            <calcext:condition calcext:apply-style-name="Excel_CondFormat_1_3_1 3" calcext:value="formula-is(LEN(TRIM(#REF!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1.6.2$Windows_X86_64 LibreOffice_project/0e133318fcee89abacd6a7d077e292f1145735c3</meta:generator>
    <dc:date>2024-05-03T08:26:51.401000000</dc:date>
    <meta:editing-duration>P17DT11H48M55S</meta:editing-duration>
    <meta:editing-cycles>625</meta:editing-cycles>
    <meta:document-statistic meta:table-count="1" meta:cell-count="169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../RoomLight/RoomLightHdl.h"""
    Print #iFile, "#include ""../RoomLight/LightScene/LightScene_Day.h"""
    Print #iFile, "#include ""../RoomLight/LightScene/LightScene_Night.h"""
    Print #iFile, "#include ""../SimpleLedStrip/SimpleLedStripHdl.h"""
    Print #iFile, ""
    Print #iFile, ""	
    Print #iFile, ""	
    Print #iFile, "//-----------------------------------------------------------------------------"
    Print #iFile, "// Info"
    Print #iFile, "// PROGMEM -&gt; store data in flash"
    Print #iFile, "//   to read out the sored data from PROGMEM use one macro of &lt;avr/pgmspace.h&gt;"
    Print #iFile, "//   - e.g. (char*)pgm_read_word(&amp;(PARAM_IN_PROGMEM))"
    Print #iFile, "//   - or use memcpy_P"
    Print #iFile, "//      data_type_t param_SRAM"
    Print #iFile, "//      memcpy_P(&amp;param_SRAM, &amp;PARAM_IN_PROGMEM, sizeof(data_type_t))"
    Print #iFile, "//   more infos: https://www.arduino.cc/reference/en/language/variables/utilities/progmem/"
    Print #iFile, ""
    Print #iFile, ""
   	Print #iFile, "//------------------------------------------------------------------------------"
	Print #iFile, "// const parameter"    
    Print #iFile, "const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,"
    Print #iFile, "            Unknown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ul;"
    Print #iFile, "        const static uint32_t COLOR_Min = 0ul;"
    Print #iFile, "        const static uint32_t COLOR_Max = 0xFFFFFFFFul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        uint16_t GetAddr(Id id);"
    Print #iFile, "        uint8_t GetWidth(Id id);"
    Print #iFile, "        uint8_t* GetBufferPtr(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